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1.898cm"/>
    </style:style>
    <style:style style:name="co3" style:family="table-column">
      <style:table-column-properties fo:break-before="auto" style:column-width="2.563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cc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b66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16376" table:default-cell-style-name="Default"/>
        <table:table-column table:style-name="co3" table:number-columns-repeated="5"/>
        <table:table-row table:style-name="ro1">
          <table:table-cell table:style-name="ce1" office:value-type="string" calcext:value-type="string">
            <text:p>ID задачи B</text:p>
          </table:table-cell>
          <table:table-cell table:style-name="ce1" office:value-type="string" calcext:value-type="string">
            <text:p>Время выполнения задачи B (мс)</text:p>
          </table:table-cell>
          <table:table-cell table:style-name="ce1" office:value-type="string" calcext:value-type="string">
            <text:p>ID задач(и) A(зависимая задача)</text:p>
          </table:table-cell>
          <table:table-cell office:value-type="string" calcext:value-type="string">
            <text:p>result</text:p>
          </table:table-cell>
          <table:table-cell table:number-columns-repeated="16375"/>
          <table:table-cell table:style-name="ce2" table:number-columns-repeated="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formula="of:=[.B2]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MAX([.D2:.D13])" office:value-type="float" office:value="18" calcext:value-type="float">
            <text:p>18</text:p>
          </table:table-cell>
          <table:table-cell table:number-columns-repeated="16373"/>
          <table:table-cell table:style-name="ce2" table:number-columns-repeated="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formula="of:=[.B3]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74"/>
          <table:table-cell table:style-name="ce2" table:number-columns-repeated="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; 2</text:p>
          </table:table-cell>
          <table:table-cell table:formula="of:=MAX([.D2:.D3])+[.B4]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74"/>
          <table:table-cell table:style-name="ce2" table:number-columns-repeated="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formula="of:=[.D4]+[.B5]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374"/>
          <table:table-cell table:style-name="ce2" table:number-columns-repeated="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formula="of:=[.D4]+[.B6]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74"/>
          <table:table-cell table:style-name="ce2" table:number-columns-repeated="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formula="of:=[.D6]+[.B7]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374"/>
          <table:table-cell table:style-name="ce2" table:number-columns-repeated="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; 6</text:p>
          </table:table-cell>
          <table:table-cell table:formula="of:=MAX(;[.D7];[.D5])+[.B8]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6374"/>
          <table:table-cell table:style-name="ce2" table:number-columns-repeated="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formula="of:=[.D8]+[.B9]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6374"/>
          <table:table-cell table:style-name="ce2" table:number-columns-repeated="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formula="of:=[.B10]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374"/>
          <table:table-cell table:style-name="ce2" table:number-columns-repeated="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formula="of:=[.B11]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6374"/>
          <table:table-cell table:style-name="ce2" table:number-columns-repeated="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formula="of:=[.D10]+[.B12]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6374"/>
          <table:table-cell table:style-name="ce2" table:number-columns-repeated="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formula="of:=[.D11]+[.B13]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6374"/>
          <table:table-cell table:style-name="ce2" table:number-columns-repeated="5"/>
        </table:table-row>
        <table:table-row table:style-name="ro3" table:number-rows-repeated="1048562">
          <table:table-cell table:number-columns-repeated="16379"/>
          <table:table-cell table:style-name="ce2" table:number-columns-repeated="5"/>
        </table:table-row>
        <table:table-row table:style-name="ro3">
          <table:table-cell table:number-columns-repeated="16379"/>
          <table:table-cell table:style-name="ce2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26T06:42:39</meta:creation-date>
    <meta:initial-creator>HP</meta:initial-creator>
    <dc:language>ru-RU</dc:language>
    <dc:date>2025-10-19T14:31:58.819140767</dc:date>
    <meta:editing-cycles>4</meta:editing-cycles>
    <meta:editing-duration>PT27M10S</meta:editing-duration>
    <meta:generator>LibreOffice/25.8.1.1$Linux_X86_64 LibreOffice_project/6493efb0486b5ef4a09f10f25df428a1c89b13aa</meta:generator>
    <meta:document-statistic meta:table-count="1" meta:cell-count="65" meta:object-count="0"/>
    <meta:user-defined meta:name="AppVersion">15.0000</meta:user-defined>
  </office:meta>
</office:document-meta>
</file>